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 fo:font-size="20pt" officeooo:rsid="00119d6e" officeooo:paragraph-rsid="00119d6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ff3333" fo:font-size="20pt" fo:font-style="italic" officeooo:rsid="00119d6e" officeooo:paragraph-rsid="00119d6e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style="normal" officeooo:rsid="0012b650" officeooo:paragraph-rsid="0012b650" style:font-size-asian="10.5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style="normal" officeooo:rsid="00146d49" officeooo:paragraph-rsid="00146d49" style:font-size-asian="10.5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2pt" fo:font-style="normal" officeooo:rsid="00152345" officeooo:paragraph-rsid="00152345" style:font-size-asian="10.5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2pt" fo:font-style="normal" officeooo:rsid="0015998f" officeooo:paragraph-rsid="0015998f" style:font-size-asian="10.5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ize="12pt" fo:font-style="normal" officeooo:rsid="0017f7d4" officeooo:paragraph-rsid="0017f7d4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color="#66ff66" fo:font-size="12pt" fo:font-style="normal" officeooo:rsid="00146d49" officeooo:paragraph-rsid="00146d49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start" style:justify-single-word="false"/>
      <style:text-properties fo:color="#66ff66" fo:font-size="12pt" fo:font-style="normal" officeooo:rsid="00152345" officeooo:paragraph-rsid="00152345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3399ff" fo:font-size="12pt" fo:font-style="normal" officeooo:rsid="0015998f" officeooo:paragraph-rsid="0015998f" style:font-size-asian="10.5pt" style:font-style-asian="normal" style:font-size-complex="12pt" style:font-style-complex="normal"/>
    </style:style>
    <style:style style:name="T1" style:family="text">
      <style:text-properties officeooo:rsid="00152345"/>
    </style:style>
    <style:style style:name="T2" style:family="text">
      <style:text-properties officeooo:rsid="0016cf6c"/>
    </style:style>
    <style:style style:name="T3" style:family="text">
      <style:text-properties officeooo:rsid="0017f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2</text:p>
      <text:p text:style-name="P2">histoire</text:p>
      <text:p text:style-name="P2"/>
      <text:p text:style-name="P3">Sujet <text:span text:style-name="T3">précédent</text:span> : Pour vous, le sport a-t-il toujours reflété l’égalité des chances depuis la fin du 19ème sèicle ? </text:p>
      <text:p text:style-name="P3"/>
      <text:p text:style-name="P8">1- L’accroche, ne pas bloquer dessus</text:p>
      <text:p text:style-name="P4">Citation, problème d’actualités ou idées du cours en relation avec le sujet</text:p>
      <text:p text:style-name="P4"/>
      <text:p text:style-name="P4">ex :</text:p>
      <text:p text:style-name="P4">Pour Norbert elias et Eric Dunning (1999) «  le sport moderne n’a ni fonction rituelle ni finalité festive ; il se repose sur l’égalité des chances, entre joueurs dont l’identité sociale, le temps de la compétition est gommée » ainsi, selon ces auteurs, il existerait une relation ténue entre le sport et l’égalité des chances. Il est courant d’attribuer au sport une nature favorable à l’égalité des chances. Les brochures ….</text:p>
      <text:p text:style-name="P4">puis montrer que l’on a compris le sujet</text:p>
      <text:p text:style-name="P4"/>
      <text:p text:style-name="P8">2- Définition des termes</text:p>
      <text:p text:style-name="P4">organisation en deux temps</text:p>
      <text:p text:style-name="P4">la définition classsique puis une analyse globale <text:span text:style-name="T1">qui s’applique au sujet</text:span></text:p>
      <text:p text:style-name="P4"/>
      <text:p text:style-name="P5">ex : sport, refleter, égalité des chances</text:p>
      <text:p text:style-name="P5"/>
      <text:p text:style-name="P9">3- problématique</text:p>
      <text:p text:style-name="P5">phrase 1 → la réponse brute à la question</text:p>
      <text:p text:style-name="P5">phrase 2 → la réponse nuancé à la question</text:p>
      <text:p text:style-name="P5"/>
      <text:p text:style-name="P10">Le plan détaillé</text:p>
      <text:p text:style-name="P10"/>
      <text:p text:style-name="P6">La méthode du tableau, être synthétique</text:p>
      <text:p text:style-name="P6"/>
      <text:p text:style-name="P6">sens du verbe</text:p>
      <text:p text:style-name="P6">thèses par partie</text:p>
      <text:p text:style-name="P6">bornes temporelles, <text:span text:style-name="T2">pk , </text:span></text:p>
      <text:p text:style-name="P6">éléments du cours utilisés pour démontrer chaque thèse :</text:p>
      <text:p text:style-name="P6">- contexte historique</text:p>
      <text:p text:style-name="P6">- comment s’organise la pratique sportive ?</text:p>
      <text:p text:style-name="P6">- qui pratique ?</text:p>
      <text:p text:style-name="P6">- rôle des médias</text:p>
      <text:p text:style-name="P6">- sport féminin ?</text:p>
      <text:p text:style-name="P6">- comment définir le sport ?</text:p>
      <text:p text:style-name="P6"/>
      <text:p text:style-name="P7">Sujet du jour : Peut-on affirmer que l’Eduaction physique s’est toujours appuyée sur le sport pratiqué dans la Société depuis la fin du 19ème siecle 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10:21.787374000</meta:creation-date>
    <dc:date>2017-03-30T14:49:26.492784000</dc:date>
    <meta:editing-duration>PT28M54S</meta:editing-duration>
    <meta:editing-cycles>6</meta:editing-cycles>
    <meta:generator>LibreOffice/5.1.5.2$MacOSX_X86_64 LibreOffice_project/7a864d8825610a8c07cfc3bc01dd4fce6a9447e5</meta:generator>
    <meta:document-statistic meta:table-count="0" meta:image-count="0" meta:object-count="0" meta:page-count="1" meta:paragraph-count="28" meta:word-count="249" meta:character-count="1430" meta:non-whitespace-character-count="1205"/>
  </office:meta>
</office:document-meta>
</file>